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WW8Num2">
      <style:text-properties fo:font-size="12pt" style:font-size-asian="12pt" style:font-size-complex="12pt"/>
    </style:style>
    <style:style style:name="P11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Heading_20_1">
      <style:text-properties style:font-name="Times New Roman" fo:font-size="14pt" style:font-size-asian="14pt" style:font-size-complex="14pt"/>
    </style:style>
    <style:style style:name="P18" style:family="paragraph" style:parent-style-name="Title" style:master-page-name="Standard">
      <style:paragraph-properties style:page-number="auto"/>
    </style:style>
    <style:style style:name="P19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999999"/>
    </style:style>
    <style:style style:name="T6" style:family="text">
      <style:text-properties fo:color="#0000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text:tab/><text:tab/><text:tab/><text:span text:style-name="T3">Memória Virtual<text:line-break/> <text:tab/><text:tab/>Caso de Uso: CadastrarUsuario</text:span></text:p>
      <text:p text:style-name="P8"/>
      <text:h text:style-name="P17" text:outline-level="1">Breve Descrição</text:h>
      <text:p text:style-name="P7"><text:s text:c="4"/>O gerente ou administrador do sistema fornece pessoalmente uma senha temporária para o usuário se cadastrar <text:s/>no sistema.</text:p>
      <text:h text:style-name="P17" text:outline-level="1">Breve Descrição dos Atores</text:h>
      <text:p text:style-name="P7"><text:s text:c="4"/>Gerente: O Gerente fornece senhas temporárias para o cadastramento de revisores e catalogadores para sua instituição.</text:p>
      <text:p text:style-name="P7"><text:s text:c="4"/>Administrador: O Administrador fornece senhas temporárias para o cadastramento<text:span text:style-name="T5"> </text:span><text:span text:style-name="T6">de outros administradores,</text:span> assim como gerentes, revisores e catalogadores.</text:p>
      <text:h text:style-name="P17" text:outline-level="1">Pré-condições </text:h>
      <text:p text:style-name="P7"><text:s text:c="4"/>O sistema, inicialmente, apresenta um usuário administrador já cadastrado e o usuário já está logado no sistema.</text:p>
      <text:h text:style-name="P17" text:outline-level="1">Fluxo Básico de eventos</text:h>
      <text:list xml:id="list40701745" text:style-name="WW8Num7">
        <text:list-item>
          <text:p text:style-name="P9"><text:s text:c="4"/>O administrador/gerente fornece pessoalmente a senha temporária para o usuário se cadastrar;</text:p>
        </text:list-item>
        <text:list-item>
          <text:p text:style-name="P9"><text:s text:c="3"/>O administrador/gerente cadastra o e-mail do usuário, seleciona entre as opções o nível de acesso do usuário e escolhe o tempo de validade do convite , o usuário recebe em seu e-mail um link de ativação para cadastramento; </text:p>
        </text:list-item>
        <text:list-item>
          <text:p text:style-name="P19"><text:s text:c="3"/>O usuário no seu e-mail clica no link de ativação enviado, dentro do prazo, e preenche o campo de senha temporária para validar seu acesso;</text:p>
        </text:list-item>
        <text:list-item>
          <text:p text:style-name="P9"><text:s text:c="3"/>O usuário realiza o seu cadastramento, preenchendo os campos obrigatórios, como nome, senha e Instituição vinculada e confirma a operação;</text:p>
        </text:list-item>
        <text:list-item>
          <text:p text:style-name="P9"><text:s text:c="3"/>O sistema valida o cadastramento;</text:p>
        </text:list-item>
        <text:list-item>
          <text:p text:style-name="P9"><text:s text:c="3"/>O caso de uso termina.</text:p>
        </text:list-item>
      </text:list>
      <text:h text:style-name="P17" text:outline-level="1">Fluxos Alternativos</text:h>
      <text:h text:style-name="P16" text:outline-level="2" text:is-list-header="true">Fluxo Alternativo 1</text:h>
      <text:p text:style-name="P7">Se no passo 2 do fluxo básico o e-mail fornecido não existe, entao <text:s/></text:p>
      <text:list xml:id="list40694271" text:style-name="WW8Num2">
        <text:list-item>
          <text:p text:style-name="P10">O caso de uso termina.</text:p>
          <text:p text:style-name="P11"><text:soft-page-break/>Fluxo Alternativo 2</text:p>
          <text:list>
            <text:list-item>
              <text:list>
                <text:list-item>
                  <text:list>
                    <text:list-header>
                      <text:p text:style-name="P13"><text:s text:c="13"/><text:span text:style-name="T4">Se no passo 3 do fluxo básico o usuário fornece a senha temporária errada ou senha expirada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2"><text:s text:c="22"/>1. O sistema exibe a mensagem “Senha inválida ou expirada”;</text:p>
                                      <text:list>
                                        <text:list-header>
                                          <text:p text:style-name="P12"><text:s text:c="22"/>2. O caso de uso retorna ao passo 3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1">Fluxo Alternativo 3</text:p>
          <text:list>
            <text:list-item>
              <text:list>
                <text:list-item>
                  <text:list>
                    <text:list-header>
                      <text:p text:style-name="P13"><text:s text:c="13"/><text:span text:style-name="T4">Se no passo 5 do fluxo básico é verificado que o usuário não preencheu todos os campos obrigatórios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2"><text:s text:c="22"/>1. O sistema exibe a mensagem “Preencher o campo obrigatório &lt;nome do campo&gt;”</text:p>
                                      <text:list>
                                        <text:list-header>
                                          <text:p text:style-name="P14"><text:s text:c="22"/>2. O caso de uso retorna ao passo 4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h text:style-name="P17" text:outline-level="1">Pós-condições</text:h>
      <text:h text:style-name="P15" text:outline-level="2" text:is-list-header="true">Fluxo Básico: O usuário está cadastrado no sistema.</text:h>
      <text:p text:style-name="P4"><text:tab/>Fluxo Alternativo 1: Não é realizado o cadastramento do usuário.</text:p>
      <text:p text:style-name="P4"><text:tab/>Fluxo Alternativo 2: Não é realizado o cadastramento do usuário.</text:p>
      <text:p text:style-name="P4"><text:tab/>Fluxo Alternativo 3: O cadastramento do usuário está pendente.</text:p>
      <text:h text:style-name="P17" text:outline-level="1">Requisitos especiais</text:h>
      <text:p text:style-name="P7"><text:s text:c="3"/>Requisito de Auditoria: o sistema salva no banco de dados o administrador/gerente que cadastrou o e-mail d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10.83cm" style:rel-column-width="45934*"/>
    </style:style>
    <style:style style:name="Tabela2.C" style:family="table-column">
      <style:table-column-properties style:column-width="2.805cm" style:rel-column-width="118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083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<text:s text:c="2"/>Data: <text:s/>18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5</meta:editing-cycles>
    <meta:editing-duration>PT01H54M05S</meta:editing-duration>
    <meta:generator>BrOffice.org/3.2$Win32 OpenOffice.org_project/320m12$Build-9483</meta:generator>
    <dc:date>2011-02-03T20:58:58.36</dc:date>
    <meta:document-statistic meta:table-count="2" meta:image-count="1" meta:object-count="0" meta:page-count="2" meta:paragraph-count="41" meta:word-count="398" meta:character-count="2559"/>
  </office:meta>
</office:document-meta>
</file>